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
      <text:h text:style-name="Heading_20_2" text:outline-level="2">Los condicionantes del pensamiento: límites invisibles de la razón</text:h>
      <text:p text:style-name="Text_20_body">El pensamiento humano, lejos de ser una herramienta neutral y autónoma, está profundamente influido por múltiples condicionantes que, en muchos casos, operan fuera de nuestro control consciente. Estos filtros y distorsiones actúan como lentes a través de las cuales interpretamos la realidad, a menudo sin ser plenamente conscientes de su existencia. Comprenderlos no solo es una tarea crítica para la filosofía y la ciencia, sino también una vía para liberar el pensamiento y acercarnos a formas de comprensión más rigurosas y abiertas.</text:p>
      <text:h text:style-name="Heading_20_3" text:outline-level="3">1. Condicionantes instintivos y biológicos</text:h>
      <text:p text:style-name="Text_20_body">Desde una perspectiva evolutiva, muchos de nuestros sesgos cognitivos tienen raíces en mecanismos adaptativos que fueron útiles para la supervivencia de nuestros antepasados. Por ejemplo, tendemos a asociar la belleza con la bondad o la verdad, un fenómeno conocido como el <text:span text:style-name="Emphasis">efecto halo</text:span>, identificado por Edward Thorndike en el siglo XX. Este sesgo nos lleva a confiar más en personas atractivas, incluso en contextos donde la apariencia es irrelevante. Otro ejemplo es el miedo instintivo a lo desconocido, que en contextos prehistóricos pudo protegernos de peligros, pero que hoy puede alimentar prejuicios infundados.</text:p>
      <text:p text:style-name="Text_20_body">Estos automatismos biológicos también explican por qué imitamos al grupo (comportamiento gregario) o respondemos con sumisión ante figuras dominantes. Como señaló Konrad Lorenz en sus estudios sobre comportamiento animal, ciertos patrones de conducta se activan sin mediación racional, como parte de nuestra herencia evolutiva.</text:p>
      <text:h text:style-name="Heading_20_3" text:outline-level="3">2. Condicionantes perceptuales y sensoriales</text:h>
      <text:p text:style-name="Text_20_body">La percepción, nuestra principal vía de acceso al mundo exterior, también está sujeta a limitaciones y errores. Como demuestran numerosos experimentos en psicología cognitiva, nuestros sentidos no son instrumentos infalibles. Vemos menos de lo que creemos ver, y lo que vemos no siempre es lo que realmente hay. Fenómenos como las ilusiones ópticas, el efecto McGurk (que muestra cómo la visión puede alterar lo que escuchamos), o la pareidolia (ver rostros en objetos inanimados) evidencian que el cerebro no registra pasivamente la realidad, sino que la construye activamente.</text:p>
      <text:p text:style-name="Text_20_body">Autores como Immanuel Kant ya advertían que no conocemos el mundo “en sí”, sino solo “como se nos aparece” a través de nuestras formas de percepción y categorías mentales. Hoy, la neurociencia confirma esta intuición filosófica: la mente no refleja la realidad, la interpreta.</text:p>
      <text:h text:style-name="Heading_20_3" text:outline-level="3">3. Condicionantes psicológicos y emocionales</text:h>
      <text:p text:style-name="Text_20_body">Las emociones, el ego y los mecanismos de defensa psicológicos también distorsionan el pensamiento. Negamos errores que amenazan nuestra autoestima, creemos en lo que deseamos y rechazamos lo que <text:soft-page-break/>nos genera dolor o incomodidad. El psicólogo Leon Festinger describió este fenómeno como <text:span text:style-name="Emphasis">disonancia cognitiva</text:span>: la tendencia a ajustar nuestras creencias cuando entran en conflicto con nuestras acciones o emociones, con el fin de reducir el malestar interno.</text:p>
      <text:p text:style-name="Text_20_body">La proyección (atribuir a otros nuestros propios miedos o deseos) o la racionalización (justificar decisiones impulsivas con argumentos lógicos posteriores) son otras formas en que nuestras emociones moldean lo que creemos que pensamos racionalmente.</text:p>
      <text:h text:style-name="Heading_20_3" text:outline-level="3">4. Condicionantes culturales y sociales</text:h>
      <text:p text:style-name="Text_20_body">Vivimos inmersos en marcos culturales que influyen profundamente en nuestra visión del mundo. Desde temprana edad adoptamos, sin cuestionarlas, ideas, valores y normas que parecen “naturales” simplemente porque son compartidas por nuestro entorno. El sociólogo Émile Durkheim ya señalaba que muchas creencias individuales son en realidad hechos sociales interiorizados.</text:p>
      <text:p text:style-name="Text_20_body">El pensamiento colectivo —“todos lo creen, debe ser cierto”— y la obediencia a la autoridad —“lo dice el maestro, el experto, el libro”— son ejemplos de cómo la cultura moldea nuestras creencias. También lo son los roles sociales asignados por género, edad o clase, y la idea de que lo legal equivale necesariamente a lo moral, una confusión común en muchas sociedades modernas.</text:p>
      <text:h text:style-name="Heading_20_3" text:outline-level="3">5. Condicionantes personales y motivacionales</text:h>
      <text:p text:style-name="Text_20_body">Además de lo biológico, lo cultural y lo emocional, nuestras creencias están profundamente influenciadas por nuestros intereses personales, nuestras metas y nuestra identidad. Como demuestran los estudios sobre <text:span text:style-name="Emphasis">sesgo de confirmación</text:span>, tendemos a buscar información que confirme lo que ya creemos, y a ignorar la que lo contradice. De igual modo, aceptamos como ciertas las ideas que nos convienen o nos resultan atractivas, incluso si carecen de fundamento lógico o empírico.</text:p>
      <text:p text:style-name="Text_20_body">El filósofo Friedrich Nietzsche advertía que “no hay hechos, solo interpretaciones”, y en muchos casos nuestras interpretaciones están cargadas de deseos: queremos que la vida tenga sentido, que exista una misión personal, que el mundo sea justo. Y, a menudo, creemos lo que nos alivia o nos da dirección, no necesariamente lo que es más razonable.</text:p>
      <text:h text:style-name="Heading_20_3" text:outline-level="3">6. Condicionantes lógicos y cognitivos</text:h>
      <text:p text:style-name="Text_20_body">Finalmente, incluso cuando creemos estar razonando lógicamente, podemos caer en errores sutiles pero profundos. Las falacias lógicas —como asumir que si A precede a B, A lo causó (post hoc), o reducir todo a una falsa dicotomía (blanco o negro)— son trampas comunes del pensamiento. También lo es confundir correlación con causalidad, o simplificar problemas complejos hasta perder su esencia.</text:p>
      <text:p text:style-name="Text_20_body">El psicólogo Daniel Kahneman, premio Nobel de Economía, demostró junto a Amos Tversky que incluso expertos cometen sistemáticamente errores lógicos cuando razonan bajo presión o con información incompleta. Estos sesgos cognitivos no son defectos personales, sino parte del funcionamiento normal del cerebro humano.</text:p>
      <text:h text:style-name="Heading_20_3" text:outline-level="3"><text:soft-page-break/>7. Condicionantes lingüísticos y simbólicos</text:h>
      <text:p text:style-name="Text_20_body">Por último, el lenguaje no solo describe la realidad: la estructura. La forma en que hablamos del mundo moldea la forma en que lo comprendemos. George Orwell lo ilustró con crudeza en <text:span text:style-name="Emphasis">1984</text:span>, donde el control del lenguaje permite controlar el pensamiento. Ludwig Wittgenstein, por su parte, afirmó que “los límites de mi lenguaje son los límites de mi mundo”, subrayando que lo que no podemos nombrar, difícilmente podemos pensar.</text:p>
      <text:p text:style-name="Text_20_body">Las palabras, las metáforas, las etiquetas sociales y los marcos conceptuales determinan lo que nos parece real, legítimo o posible. Así, no solo la lógica, sino también la gramática, puede encerrar trampas cognitivas.</text:p>
      <text:p text:style-name="Horizontal_20_Line"/>
      <text:h text:style-name="Heading_20_3" text:outline-level="3">Conclusión</text:h>
      <text:p text:style-name="Text_20_body">Reconocer los condicionantes del pensamiento es un ejercicio de humildad intelectual. Es aceptar que nuestras creencias, percepciones y razonamientos no surgen en un vacío, sino dentro de estructuras complejas que nos moldean y a menudo nos engañan. Pero también es un acto de liberación: al identificarlos, podemos comenzar a pensar con mayor claridad, autonomía y profundidad. Como diría Descartes, dudar de todo no es caer en el vacío, sino el primer paso hacia un pensamiento verdaderamente libre.</text:p>
      <text:p text:style-name="Text_20_body"/>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31T10:34:48.260000000</meta:creation-date>
    <dc:date>2025-05-31T10:43:45.086000000</dc:date>
    <meta:editing-duration>PT8M57S</meta:editing-duration>
    <meta:editing-cycles>1</meta:editing-cycles>
    <meta:document-statistic meta:table-count="0" meta:image-count="0" meta:object-count="0" meta:page-count="3" meta:paragraph-count="25" meta:word-count="1019" meta:character-count="6834" meta:non-whitespace-character-count="5840"/>
    <meta:generator>LibreOffice/7.3.5.2$Windows_X86_64 LibreOffice_project/184fe81b8c8c30d8b5082578aee2fed2ea847c01</meta:generator>
  </office:meta>
</office:document-meta>
</file>